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rocess Structure</text:h>
      <text:p text:style-name="Standard"/>
      <text:h text:style-name="Heading_20_1" text:outline-level="1">Song</text:h>
      <text:p text:style-name="Standard"><text:s text:c="3"/>\section{Multithreading}</text:p>
      <text:p text:style-name="Standard"/>
      <text:p text:style-name="Standard"><text:s text:c="3"/>\section{Editing}</text:p>
      <text:p text:style-name="Standard"><text:s text:c="6"/>\subsection{Realtime Editing}</text:p>
      <text:p text:style-name="Standard"><text:s text:c="9"/>\M\ allows for realtime editing. That means that you can edit</text:p>
      <text:p text:style-name="Standard"><text:s text:c="9"/>a song while the sequencer is running.</text:p>
      <text:p text:style-name="Standard"><text:s text:c="9"/>Two threads want to access data in the main {\tt Song()} class:</text:p>
      <text:p text:style-name="Standard"><text:s text:c="9"/>the GUI thread and the realtime sequencer thread.</text:p>
      <text:p text:style-name="Standard"/>
      <text:p text:style-name="Standard"><text:s text:c="9"/>This are the rules how \M\ handles {\tt Song()} data accesses:</text:p>
      <text:p text:style-name="Standard"/>
      <text:p text:style-name="Standard"><text:s text:c="9"/>\startitemize[packed,broad]</text:p>
      <text:p text:style-name="Standard"><text:s text:c="12"/>\item the GUI thread can only read {\tt Song()} data</text:p>
      <text:p text:style-name="Standard"><text:s text:c="12"/>\item the GUI thread can request the sequencer thread to</text:p>
      <text:p text:style-name="Standard"><text:s text:c="15"/>modify Song data</text:p>
      <text:p text:style-name="Standard"><text:s text:c="12"/>\item the sequencer thread can modify {\tt Song()} data, but only</text:p>
      <text:p text:style-name="Standard"><text:s text:c="15"/>on request of the GUI thread</text:p>
      <text:p text:style-name="Standard"><text:s text:c="9"/>\stopitemize</text:p>
      <text:p text:style-name="Standard"/>
      <text:p text:style-name="Standard"><text:s text:c="9"/>Interprocess communication is done via message passing. </text:p>
      <text:p text:style-name="Standard"><text:s text:c="9"/>Communication from the gui thread to the sequencer thread is</text:p>
      <text:p text:style-name="Standard"><text:s text:c="9"/>done in the following steps:</text:p>
      <text:p text:style-name="Standard"/>
      <text:p text:style-name="Standard"><text:s text:c="9"/>\startitemize[packed,broad]</text:p>
      <text:p text:style-name="Standard"><text:s text:c="12"/>\item the GUI sends a Message to the sequencer thread</text:p>
      <text:p text:style-name="Standard"><text:s text:c="18"/>and waits for an answer</text:p>
      <text:p text:style-name="Standard"><text:s text:c="12"/>\item once the sequencer thread is running (the JACK</text:p>
      <text:p text:style-name="Standard"><text:s text:c="14"/>client {\tt process()} call) it processes the message and</text:p>
      <text:p text:style-name="Standard"><text:s text:c="14"/>sends back an answer to the GUI process.</text:p>
      <text:p text:style-name="Standard"><text:s text:c="12"/>\item the GUI process reads the answer and continues</text:p>
      <text:p text:style-name="Standard"><text:s text:c="9"/>\stopitemize</text:p>
      <text:p text:style-name="Standard"><text:s text:c="12"/></text:p>
      <text:p text:style-name="Standard"><text:s text:c="9"/>This scheme stops the GUI process in a defined state while the</text:p>
      <text:p text:style-name="Standard"><text:s text:c="9"/>realtime process can safely manipulate the {\tt Song()} data.</text:p>
      <text:p text:style-name="Standard"/>
      <text:p text:style-name="Standard"><text:s text:c="6"/>\subsection{User Transaction}</text:p>
      <text:p text:style-name="Standard"><text:s text:c="3"/></text:p>
      <text:p text:style-name="Standard"><text:s text:c="9"/>A user transaction is a sequence of actions manipulating the</text:p>
      <text:p text:style-name="Standard"><text:s text:c="9"/>main {\tt Song()} structure. Each action involves sending a</text:p>
      <text:p text:style-name="Standard"><text:s text:c="9"/>message to the realtime thread. This means that every action</text:p>
      <text:p text:style-name="Standard"><text:s text:c="9"/>stops the GUI thread for at most one JACK cycle.</text:p>
      <text:p text:style-name="Standard"/>
      <text:p text:style-name="Standard"><text:s text:c="9"/>If a transaction consists of lot of actions then this scheme</text:p>
      <text:p text:style-name="Standard"><text:s text:c="9"/>would be too slow. For such cases the sequencer thread is switched</text:p>
      <text:p text:style-name="Standard"><text:s text:c="9"/>to "idle" mode, which ensures it is not touching the {\tt Song()}</text:p>
      <text:p text:style-name="Standard"><text:s text:c="9"/>data anymore. Then safe manipulation of the data is possible.</text:p>
      <text:p text:style-name="Standard"><text:soft-page-break/></text:p>
      <text:p text:style-name="Standard"><text:s text:c="6"/>\subsection{Naming Conventions}</text:p>
      <text:p text:style-name="Standard"/>
      <text:p text:style-name="Standard"><text:s text:c="9"/>There are several methods involved in an edit transaction;</text:p>
      <text:p text:style-name="Standard"><text:s text:c="9"/>example for adding a part:</text:p>
      <text:p text:style-name="Standard"><text:s text:c="9"/></text:p>
      <text:p text:style-name="Standard"><text:s text:c="9"/>\startitemize[packed,broad]</text:p>
      <text:p text:style-name="Standard"><text:s text:c="15"/>\item {\tt cmdAddPart()}</text:p>
      <text:p text:style-name="Standard"><text:s text:c="21"/>This implements a complete undoable user transaction</text:p>
      <text:p text:style-name="Standard"><text:s text:c="21"/>and is called from the gui thread</text:p>
      <text:p text:style-name="Standard"><text:s text:c="15"/>\item {\tt addPart()}</text:p>
      <text:p text:style-name="Standard"><text:s text:c="21"/>This method is also called from the gui thread. It</text:p>
      <text:p text:style-name="Standard"><text:s text:c="21"/>implements part of a user transaction. It is not</text:p>
      <text:p text:style-name="Standard"><text:s text:c="21"/>surrounded by {\tt startUndo() endUndo()}.</text:p>
      <text:p text:style-name="Standard"><text:s text:c="15"/>\item the realtime part (actually removing the {\tt Part} from the</text:p>
      <text:p text:style-name="Standard"><text:s text:c="21"/>PartList) is done inline during processing of </text:p>
      <text:p text:style-name="Standard"><text:s text:c="21"/>messages in the sequencer thread.</text:p>
      <text:p text:style-name="Standard"><text:s text:c="9"/>\stopitemize</text:p>
      <text:p text:style-name="Standard"><text:s text:c="9"/></text:p>
      <text:p text:style-name="Standard"/>
      <text:h text:style-name="Heading_20_1" text:outline-level="1">File Formats</text:h>
      <text:h text:style-name="Heading_20_2" text:outline-level="2">Instrument Definition Files</text:h>
      <text:p text:style-name="Standard"/>
      <text:p text:style-name="Standard"><text:s text:c="6"/>\M\ Instrument Definition Files are used to describe the</text:p>
      <text:p text:style-name="Standard"><text:s text:c="6"/>properties of external midi instruments.</text:p>
      <text:p text:style-name="Standard"/>
      <text:p text:style-name="Standard"><text:s text:c="6"/>IDF-Files have the file extension \type{*.idf} \index{idf} and</text:p>
      <text:p text:style-name="Standard"><text:s text:c="6"/>they are searched in the \M\ "instruments" subdirectory (which is on</text:p>
      <text:p text:style-name="Standard"><text:s text:c="6"/>my system \type{/usr/share/muse-1.0/instruments}.</text:p>
      <text:p text:style-name="Standard"/>
      <text:p text:style-name="Standard"><text:s text:c="6"/>An instrument definition file should only define one</text:p>
      <text:p text:style-name="Standard"><text:s text:c="6"/>instrument.</text:p>
      <text:p text:style-name="Standard"/>
      <text:p text:style-name="Standard"><text:s text:c="6"/>An instrument\index{Instrument definition} is a property of the</text:p>
      <text:p text:style-name="Standard"><text:s text:c="6"/>midi channel \index{Midi channel}.</text:p>
      <text:p text:style-name="Standard"><text:s text:c="6"/>All found instrument definitions are presented by MusE</text:p>
      <text:p text:style-name="Standard"><text:s text:c="6"/>in the Instrument pulldown menu of the midi output port.</text:p>
      <text:p text:style-name="Standard"/>
      <text:p text:style-name="Standard"><text:s text:c="6"/>Example of an instrument definition file:</text:p>
      <text:p text:style-name="Standard"/>
      <text:p text:style-name="Standard"/>
      <text:p text:style-name="Preformatted_20_Text">&lt;?xml version="1.0"?&gt;</text:p>
      <text:p text:style-name="Preformatted_20_Text">&lt;muse version="1.0"&gt;</text:p>
      <text:p text:style-name="Preformatted_20_Text"><text:s text:c="2"/>&lt;MidiInstrument name="GM"&gt;</text:p>
      <text:p text:style-name="Preformatted_20_Text"><text:s text:c="4"/>&lt;Init&gt;</text:p>
      <text:p text:style-name="Preformatted_20_Text"><text:s text:c="6"/>...MusE event list which initializes instrument</text:p>
      <text:p text:style-name="Preformatted_20_Text"><text:s text:c="6"/>&lt;/Init&gt;</text:p>
      <text:p text:style-name="Preformatted_20_Text"><text:s text:c="4"/>&lt;PatchGroup name="Piano"&gt;</text:p>
      <text:p text:style-name="Preformatted_20_Text"><text:s text:c="7"/>&lt;Patch name="Grand Piano" prog="0"/&gt;</text:p>
      <text:p text:style-name="Preformatted_20_Text"><text:s text:c="7"/>&lt;Patch name="Bright Piano" prog="1"/&gt;</text:p>
      <text:p text:style-name="Preformatted_20_Text"><text:s text:c="7"/>...</text:p>
      <text:p text:style-name="Preformatted_20_Text"><text:soft-page-break/><text:s text:c="6"/>&lt;/PatchGroup&gt;</text:p>
      <text:p text:style-name="Preformatted_20_Text"><text:s text:c="4"/>&lt;PatchGroup name="Drum Kits"&gt;</text:p>
      <text:p text:style-name="Preformatted_20_Text"><text:s text:c="7"/>&lt;drummap name="PoweredStd" hbank="63" lbank="32" prog="0"&gt;</text:p>
      <text:p text:style-name="Preformatted_20_Text"><text:s text:c="10"/>&lt;entry&gt;</text:p>
      <text:p text:style-name="Preformatted_20_Text"><text:s text:c="13"/>&lt;name&gt;Clave&lt;/name&gt; <text:s text:c="5"/></text:p>
      <text:p text:style-name="Preformatted_20_Text"><text:s text:c="13"/>&lt;enote&gt;24&lt;/enote&gt;</text:p>
      <text:p text:style-name="Preformatted_20_Text"><text:s text:c="13"/>&lt;anote&gt;24&lt;/anote&gt;</text:p>
      <text:p text:style-name="Preformatted_20_Text"><text:s text:c="13"/>&lt;/entry&gt;</text:p>
      <text:p text:style-name="Preformatted_20_Text"><text:s text:c="10"/>&lt;entry&gt;</text:p>
      <text:p text:style-name="Preformatted_20_Text"><text:s text:c="13"/>&lt;name&gt;SdBrMtSt&lt;/name&gt; <text:s/></text:p>
      <text:p text:style-name="Preformatted_20_Text"><text:s text:c="13"/>&lt;enote&gt;25&lt;/enote&gt;</text:p>
      <text:p text:style-name="Preformatted_20_Text"><text:s text:c="13"/>&lt;anote&gt;25&lt;/anote&gt;</text:p>
      <text:p text:style-name="Preformatted_20_Text"><text:s text:c="13"/>&lt;/entry&gt;</text:p>
      <text:p text:style-name="Preformatted_20_Text"><text:s text:c="10"/>...</text:p>
      <text:p text:style-name="Preformatted_20_Text"><text:s text:c="10"/>&lt;/drummap&gt;</text:p>
      <text:p text:style-name="Preformatted_20_Text"><text:s text:c="6"/>&lt;/PatchGroup&gt;</text:p>
      <text:p text:style-name="Preformatted_20_Text"/>
      <text:p text:style-name="Preformatted_20_Text"><text:s text:c="4"/>&lt;PatchGroup name="Bass"&gt;</text:p>
      <text:p text:style-name="Preformatted_20_Text"><text:s text:c="6"/>&lt;Patch name="Acoustic Bass" prog="32"/&gt;</text:p>
      <text:p text:style-name="Preformatted_20_Text"><text:s text:c="6"/>&lt;Patch name="Fingered Bass" prog="33"/&gt;</text:p>
      <text:p text:style-name="Preformatted_20_Text"><text:s text:c="6"/>&lt;/PatchGroup&gt;</text:p>
      <text:p text:style-name="Preformatted_20_Text"><text:s text:c="4"/>...</text:p>
      <text:p text:style-name="Preformatted_20_Text"><text:s text:c="4"/>&lt;Controller name="Brightness" type="Control" l="74" init="64"&gt;</text:p>
      <text:p text:style-name="Preformatted_20_Text"><text:s text:c="4"/>...</text:p>
      <text:p text:style-name="Preformatted_20_Text"><text:s text:c="4"/>&lt;/MidiInstrument&gt;</text:p>
      <text:p text:style-name="Preformatted_20_Text"><text:s text:c="2"/>&lt;/muse&gt;</text:p>
      <text:p text:style-name="Standard"/>
      <text:p text:style-name="Standard"/>
      <text:p text:style-name="Standard"/>
      <text:p text:style-name="Standard"><text:s text:c="3"/>\subsection{Init Sequence}</text:p>
      <text:p text:style-name="Standard"><text:s text:c="6"/>The {\tt Init} section declares a list of midi events to initialize</text:p>
      <text:p text:style-name="Standard"><text:s text:c="6"/>the instrument. The section can be empty or absent.</text:p>
      <text:p text:style-name="Standard"/>
      <text:p text:style-name="Standard"><text:s text:c="3"/>\subsection{Patch Groups}</text:p>
      <text:p text:style-name="Standard"><text:s text:c="6"/>Patch Groups are used to structure the list of patches.</text:p>
      <text:p text:style-name="Standard"><text:s text:c="6"/>PatchGroups\index{PatchGroups} are not mandatory; its valid to write:</text:p>
      <text:p text:style-name="Standard"/>
      <text:p text:style-name="Standard"><text:s text:c="6"/>\blank</text:p>
      <text:p text:style-name="Standard">\starttyping</text:p>
      <text:p text:style-name="Standard">&lt;MidiInstrument name="GM"&gt;</text:p>
      <text:p text:style-name="Standard"><text:s text:c="2"/>&lt;Patch name="Grand Piano" prog="0"/&gt;</text:p>
      <text:p text:style-name="Standard"><text:s text:c="2"/>&lt;Patch name="Bright Piano" prog="1"/&gt;</text:p>
      <text:p text:style-name="Standard"><text:s text:c="2"/>&lt;Patch name="Acoustic Bass" prog="32"/&gt;</text:p>
      <text:p text:style-name="Standard"><text:s text:c="2"/>&lt;Patch name="Fingered Bass" prog="33"/&gt;</text:p>
      <text:p text:style-name="Standard"><text:s text:c="2"/>...</text:p>
      <text:p text:style-name="Standard"><text:s text:c="2"/>&lt;/MidiInstrument&gt;</text:p>
      <text:p text:style-name="Standard">\stoptyping</text:p>
      <text:p text:style-name="Standard"><text:s text:c="6"/>\blank</text:p>
      <text:p text:style-name="Standard"/>
      <text:p text:style-name="Standard"><text:s text:c="3"/>\subsection{Patches}</text:p>
      <text:p text:style-name="Standard"/>
      <text:p text:style-name="Standard"><text:s text:c="6"/>The "prog" parameter in a "Patch" is mandatory. Missing</text:p>
      <text:p text:style-name="Standard"><text:s text:c="6"/>"hbank" or "lbank" are treated as "don't care".</text:p>
      <text:p text:style-name="Standard"><text:s text:c="6"/>Missing "drum" is treated as drum="0".</text:p>
      <text:p text:style-name="Standard"/>
      <text:p text:style-name="Standard"><text:s text:c="6"/>A XG-Patch looks like this:</text:p>
      <text:p text:style-name="Standard"><text:soft-page-break/></text:p>
      <text:p text:style-name="Standard"><text:s text:c="6"/>\blank</text:p>
      <text:p text:style-name="Standard"><text:s text:c="6"/>\starttyping</text:p>
      <text:p text:style-name="Standard">&lt;Patch name="Electro" drum="1" hbank="127"</text:p>
      <text:p text:style-name="Standard"><text:s text:c="3"/>lbank="0" prog="24"/&gt;</text:p>
      <text:p text:style-name="Standard"><text:s text:c="6"/>\stoptyping</text:p>
      <text:p text:style-name="Standard"><text:s text:c="6"/>\blank</text:p>
      <text:p text:style-name="Standard"/>
      <text:p text:style-name="Standard"><text:s text:c="6"/>A patch can be associated with a "mode" with one of:</text:p>
      <text:p text:style-name="Standard"><text:s text:c="12"/>\blank[medium]</text:p>
      <text:p text:style-name="Standard"><text:s text:c="12"/>\Option{1} <text:s/>- GM\par</text:p>
      <text:p text:style-name="Standard"><text:s text:c="12"/>\Option{2} <text:s/>- GS\par</text:p>
      <text:p text:style-name="Standard"><text:s text:c="12"/>\Option{4} <text:s/>- XG\par</text:p>
      <text:p text:style-name="Standard"><text:s text:c="12"/>\blank[big]</text:p>
      <text:p text:style-name="Standard"/>
      <text:p text:style-name="Standard"><text:s text:c="6"/>Example:</text:p>
      <text:p text:style-name="Standard"/>
      <text:p text:style-name="Standard"><text:s text:c="6"/>\blank</text:p>
      <text:p text:style-name="Standard"><text:s text:c="6"/>\starttyping</text:p>
      <text:p text:style-name="Standard">&lt;Patch name="Electro" mode="4" drum="1" hbank="127"</text:p>
      <text:p text:style-name="Standard"><text:s text:c="3"/>lbank="0" prog="24"/&gt;</text:p>
      <text:p text:style-name="Standard"><text:s text:c="6"/>\stoptyping</text:p>
      <text:p text:style-name="Standard"><text:s text:c="6"/>\blank</text:p>
      <text:p text:style-name="Standard"/>
      <text:p text:style-name="Standard"><text:s text:c="6"/>Mode id's can be ore'd together for patches which are valid</text:p>
      <text:p text:style-name="Standard"><text:s text:c="6"/>for more than one mode:</text:p>
      <text:p text:style-name="Standard"/>
      <text:p text:style-name="Standard"><text:s text:c="6"/>\blank</text:p>
      <text:p text:style-name="Standard"><text:s text:c="6"/>\starttyping</text:p>
      <text:p text:style-name="Standard">&lt;Patch name="Grand Piano" mode=7" hbank="0" lbank="0" prog="0"/&gt;</text:p>
      <text:p text:style-name="Standard"><text:s text:c="6"/>\stoptyping</text:p>
      <text:p text:style-name="Standard"><text:s text:c="6"/>\blank</text:p>
      <text:p text:style-name="Standard"/>
      <text:p text:style-name="Standard"><text:s text:c="6"/>example for MusE event (Sysex "XG-On"):</text:p>
      <text:p text:style-name="Standard"/>
      <text:p text:style-name="Standard"><text:s text:c="6"/>\blank</text:p>
      <text:p text:style-name="Standard"><text:s text:c="6"/>\starttyping</text:p>
      <text:p text:style-name="Standard">&lt;event tick="0" type="5" datalen="7"&gt;</text:p>
      <text:p text:style-name="Standard"><text:s text:c="2"/>43 10 4c 00 00 7e 00</text:p>
      <text:p text:style-name="Standard"><text:s text:c="2"/>&lt;/event&gt;</text:p>
      <text:p text:style-name="Standard"><text:s text:c="6"/>\stoptyping</text:p>
      <text:p text:style-name="Standard"><text:s text:c="6"/>\blank</text:p>
      <text:p text:style-name="Standard"/>
      <text:p text:style-name="Standard"><text:s text:c="6"/>\type{&lt;Init&gt; ... &lt;/Init&gt;} part can be omitted</text:p>
      <text:p text:style-name="Standard"/>
      <text:p text:style-name="Standard"><text:s text:c="3"/>\subsection{Drum Maps}</text:p>
      <text:p text:style-name="Standard"><text:s text:c="6"/>A drum map allows to define properties for every note in a patch.</text:p>
      <text:p text:style-name="Standard"><text:s text:c="6"/>The {\tt drummap} entry looks like the {\tt Patch} entry and defines</text:p>
      <text:p text:style-name="Standard"><text:s text:c="6"/>the banks and the program number for the drummap.</text:p>
      <text:p text:style-name="Standard"/>
      <text:p text:style-name="Standard"><text:s text:c="3"/>\subsection{Controller}</text:p>
      <text:p text:style-name="Standard"><text:s text:c="6"/>Controller \index{Controller} have the following properties:</text:p>
      <text:p text:style-name="Standard"><text:soft-page-break/></text:p>
      <text:p text:style-name="Standard"><text:s text:c="6"/>\starttabulate</text:p>
      <text:p text:style-name="Standard"><text:s text:c="6"/>\NC name:\NC</text:p>
      <text:p text:style-name="Standard"><text:s text:c="13"/>arbitrary unique (short) string describing the controller\NC\NR</text:p>
      <text:p text:style-name="Standard"><text:s text:c="6"/>\NC n:\NC</text:p>
      <text:p text:style-name="Standard"><text:s text:c="12"/>controller number, defines also the controller type:\par</text:p>
      <text:p text:style-name="Standard"><text:s text:c="12"/>values from \type{0x0 - 0x7f} are 7Bit controller\par</text:p>
      <text:p text:style-name="Standard"><text:s text:c="12"/>values from \type{0x1000 - 0x1ffff} are 14 bit controller with</text:p>
      <text:p text:style-name="Standard"><text:s text:c="15"/>MSB/LSB value pairs\par</text:p>
      <text:p text:style-name="Standard"><text:s text:c="12"/>values from \type{0x20000 - 0x2ffff} are RPN's\par</text:p>
      <text:p text:style-name="Standard"><text:s text:c="12"/>values from \type{0x30000 - 0x3ffff} are NRPN's</text:p>
      <text:p text:style-name="Standard"><text:s text:c="12"/>\NC\NR</text:p>
      <text:p text:style-name="Standard"><text:s text:c="6"/>\NC min:\NC minimum value for controller\NC\NR</text:p>
      <text:p text:style-name="Standard"><text:s text:c="6"/>\NC max:\NC maximum value for controller\NC\NR</text:p>
      <text:p text:style-name="Standard"><text:s text:c="6"/>\NC init:\NC</text:p>
      <text:p text:style-name="Standard"><text:s text:c="12"/>reset value for controller; when controller value is</text:p>
      <text:p text:style-name="Standard"><text:s text:c="12"/>undefined after instrument reset, use the ''undefined''</text:p>
      <text:p text:style-name="Standard"><text:s text:c="12"/>value \type{0x10000}</text:p>
      <text:p text:style-name="Standard"><text:s text:c="12"/>\NC\NR</text:p>
      <text:p text:style-name="Standard"><text:s text:c="6"/>\stoptabulate</text:p>
      <text:p text:style-name="Standard"/>
      <text:p text:style-name="Standard"><text:s text:c="6"/>the min/max/init values can be ommited</text:p>
      <text:p text:style-name="Standard"/>
      <text:p text:style-name="Standard">%%</text:p>
      <text:p text:style-name="Standard">%%=======================================================================</text:p>
      <text:p text:style-name="Standard">%% <text:s text:c="3"/>Midi Plugins</text:p>
      <text:p text:style-name="Standard">%%=======================================================================</text:p>
      <text:p text:style-name="Standard">%%</text:p>
      <text:h text:style-name="Heading_20_1" text:outline-level="1">Plugins</text:h>
      <text:p text:style-name="Standard"><text:s text:c="6"/>\section{Midi Plugins}</text:p>
      <text:p text:style-name="Standard"/>
      <text:p text:style-name="Standard"/>
      <text:p text:style-name="Standard"><text:s text:c="6"/>Midi plugins have the file extension \type{*.so} and they are</text:p>
      <text:p text:style-name="Standard"><text:s text:c="6"/>searched in the \M\ "{\tt midiplugins} subdirectory (which is on</text:p>
      <text:p text:style-name="Standard"><text:s text:c="6"/>my system \type{/usr/lib/muse-1.0/midiplugins}.</text:p>
      <text:p text:style-name="Standard"/>
      <text:p text:style-name="Standard">%</text:p>
      <text:p text:style-name="Standard">%-----------------------------------</text:p>
      <text:p text:style-name="Standard">% <text:s text:c="3"/>Midi Filter</text:p>
      <text:p text:style-name="Standard">%-----------------------------------</text:p>
      <text:p text:style-name="Standard">%</text:p>
      <text:p text:style-name="Standard"><text:s text:c="6"/>\subsection{Midi Filter}</text:p>
      <text:p text:style-name="Standard"/>
      <text:p text:style-name="Standard"><text:s text:c="6"/>Example for an midi plugin which does essentially nothing:</text:p>
      <text:p text:style-name="Standard"/>
      <text:p text:style-name="Standard"><text:s text:c="6"/>First define your custom \type{Filter} class with \type{Mempi}</text:p>
      <text:p text:style-name="Standard"><text:s text:c="6"/>as base class.</text:p>
      <text:p text:style-name="Standard"><text:soft-page-break/></text:p>
      <text:p text:style-name="Preformatted_20_Text">#include "../libmidiplugin/mempi.h"</text:p>
      <text:p text:style-name="Preformatted_20_Text"/>
      <text:p text:style-name="Preformatted_20_Text">class Filter : public Mempi {</text:p>
      <text:p text:style-name="Preformatted_20_Text"><text:s text:c="6"/>virtual void process(unsigned, unsigned,</text:p>
      <text:p text:style-name="Preformatted_20_Text"><text:s text:c="9"/>MPEventList*, MPEventList*);</text:p>
      <text:p text:style-name="Preformatted_20_Text"/>
      <text:p text:style-name="Preformatted_20_Text"><text:s text:c="3"/>public:</text:p>
      <text:p text:style-name="Preformatted_20_Text"><text:s text:c="6"/>Filter(const char* name, const MempiHost*);</text:p>
      <text:p text:style-name="Preformatted_20_Text"><text:s text:c="6"/>~Filter() {}</text:p>
      <text:p text:style-name="Preformatted_20_Text"><text:s text:c="6"/>virtual bool init() { return false; }</text:p>
      <text:p text:style-name="Preformatted_20_Text"><text:s text:c="6"/>};</text:p>
      <text:p text:style-name="Preformatted_20_Text"/>
      <text:p text:style-name="Preformatted_20_Text">Filter::Filter(const char* name, const MempiHost* h)</text:p>
      <text:p text:style-name="Preformatted_20_Text"><text:s text:c="3"/>: Mempi(name, h)</text:p>
      <text:p text:style-name="Preformatted_20_Text"><text:s text:c="6"/>{</text:p>
      <text:p text:style-name="Preformatted_20_Text"><text:s text:c="6"/>}</text:p>
      <text:p text:style-name="Standard"/>
      <text:p text:style-name="Standard">Now comes the main \type{Mempi} function you have to implement: \type{process()} which has two parameters, an midi event input list and an midi event output list. The example code simply copies all events from the input list to the output list.</text:p>
      <text:p text:style-name="Standard"/>
      <text:p text:style-name="Preformatted_20_Text">void Filter::process(unsigned, unsigned, MPEventList* il,</text:p>
      <text:p text:style-name="Preformatted_20_Text"><text:s text:c="3"/>MPEventList* ol)</text:p>
      <text:p text:style-name="Preformatted_20_Text"><text:s text:c="6"/>{</text:p>
      <text:p text:style-name="Preformatted_20_Text"><text:s text:c="6"/>for (iMPEvent i = il-&gt;begin(); i != il-&gt;end(); ++i) {</text:p>
      <text:p text:style-name="Preformatted_20_Text"><text:s text:c="12"/>ol-&gt;insert(*i);</text:p>
      <text:p text:style-name="Preformatted_20_Text"><text:s text:c="12"/>}</text:p>
      <text:p text:style-name="Preformatted_20_Text"><text:s text:c="6"/>}</text:p>
      <text:p text:style-name="Standard"/>
      <text:p text:style-name="Standard">When loading the plugin, the \type{Mempi} Host looks for the symbol \type{mempi_descriptor}. This function returns a pointer to the plugin class description you have to fill in.</text:p>
      <text:p text:style-name="Standard"/>
      <text:p text:style-name="Preformatted_20_Text">static Mempi* instantiate(const char* name, const MempiHost* h)</text:p>
      <text:p text:style-name="Preformatted_20_Text"><text:s text:c="6"/>{</text:p>
      <text:p text:style-name="Preformatted_20_Text"><text:s text:c="6"/>return new Filter(name, h);</text:p>
      <text:p text:style-name="Preformatted_20_Text"><text:s text:c="6"/>}</text:p>
      <text:p text:style-name="Preformatted_20_Text"/>
      <text:p text:style-name="Preformatted_20_Text">extern "C" {</text:p>
      <text:p text:style-name="Preformatted_20_Text"><text:s text:c="6"/>static MEMPI descriptor = {</text:p>
      <text:p text:style-name="Preformatted_20_Text"><text:s text:c="12"/>"Filter",</text:p>
      <text:p text:style-name="Preformatted_20_Text"><text:s text:c="12"/>"MusE Zero Filter",</text:p>
      <text:p text:style-name="Preformatted_20_Text"><text:s text:c="12"/>"0.1", <text:s text:c="17"/>// filter version string</text:p>
      <text:p text:style-name="Preformatted_20_Text"><text:s text:c="12"/>MEMPI_FILTER, <text:s text:c="10"/>// plugin type</text:p>
      <text:p text:style-name="Preformatted_20_Text"><text:s text:c="12"/>MEMPI_MAJOR_VERSION, MEMPI_MINOR_VERSION,</text:p>
      <text:p text:style-name="Preformatted_20_Text"><text:s text:c="12"/>instantiate</text:p>
      <text:p text:style-name="Preformatted_20_Text"><text:s text:c="12"/>};</text:p>
      <text:p text:style-name="Preformatted_20_Text"/>
      <text:p text:style-name="Preformatted_20_Text"><text:s text:c="6"/>const MEMPI* mempi_descriptor() { return &amp;descriptor; }</text:p>
      <text:p text:style-name="Preformatted_20_Text"><text:s text:c="6"/>}</text:p>
      <text:p text:style-name="Standard"/>
      <text:p text:style-name="Standard"/>
      <text:p text:style-name="Standard">%</text:p>
      <text:p text:style-name="Standard">%-----------------------------------</text:p>
      <text:p text:style-name="Standard">% <text:s text:c="3"/>GUI interface</text:p>
      <text:p text:style-name="Standard">%-----------------------------------</text:p>
      <text:p text:style-name="Standard">%</text:p>
      <text:p text:style-name="Standard">\subsection{GUI interface}</text:p>
      <text:p text:style-name="Standard"><text:s text:c="6"/>Every midi plugin can implement a native graphical user</text:p>
      <text:p text:style-name="Standard"><text:soft-page-break/><text:s text:c="6"/>interface (GUI). For this you have to overload five</text:p>
      <text:p text:style-name="Standard"><text:s text:c="6"/>virtual functions.</text:p>
      <text:p text:style-name="Standard"/>
      <text:p text:style-name="Standard">\starttyping</text:p>
      <text:p text:style-name="Standard"><text:s text:c="3"/>virtual bool hasGui() const { return true; }</text:p>
      <text:p text:style-name="Standard">\stoptyping</text:p>
      <text:p text:style-name="Standard"><text:s text:c="6"/>This function informs the host whether there is an GUI or not.</text:p>
      <text:p text:style-name="Standard"/>
      <text:p text:style-name="Standard">\starttyping</text:p>
      <text:p text:style-name="Standard"><text:s text:c="3"/>virtual bool guiVisible() const { return gui-&gt;isVisible(); }</text:p>
      <text:p text:style-name="Standard">\stoptyping</text:p>
      <text:p text:style-name="Standard"><text:s text:c="6"/>This fuction returns \type{true} if your GUI is visible.</text:p>
      <text:p text:style-name="Standard"/>
      <text:p text:style-name="Standard">\starttyping</text:p>
      <text:p text:style-name="Standard"><text:s text:c="3"/>virtual void showGui(bool val) const { gui-&gt;setShown(val); }</text:p>
      <text:p text:style-name="Standard">\stoptyping</text:p>
      <text:p text:style-name="Standard"><text:s text:c="6"/>This function shows or hides the GUI.</text:p>
      <text:p text:style-name="Standard"/>
      <text:p text:style-name="Standard"><text:s text:c="6"/>There are two helper functions the plugin host uses to save</text:p>
      <text:p text:style-name="Standard"><text:s text:c="6"/>and restore the GUI geometry across sessions:</text:p>
      <text:p text:style-name="Standard"/>
      <text:p text:style-name="Standard">\starttyping</text:p>
      <text:p text:style-name="Standard"><text:s text:c="3"/>virtual void getGeometry(int* x, int* y, int* w, int* h) const;</text:p>
      <text:p text:style-name="Standard"><text:s text:c="3"/>virtual void setGeometry(int, int, int, int);</text:p>
      <text:p text:style-name="Standard">\stoptyping</text:p>
      <text:p text:style-name="Standard"/>
      <text:p text:style-name="Standard">%</text:p>
      <text:p text:style-name="Standard">%-----------------------------------</text:p>
      <text:p text:style-name="Standard">% <text:s text:c="3"/>Persistent Parameters</text:p>
      <text:p text:style-name="Standard">%-----------------------------------</text:p>
      <text:p text:style-name="Standard">%</text:p>
      <text:p text:style-name="Standard">\subsection{Persistent Parameters}</text:p>
      <text:p text:style-name="Standard"/>
      <text:p text:style-name="Standard"><text:s text:c="6"/>The plugin host can save and restore plugin parameter across</text:p>
      <text:p text:style-name="Standard"><text:s text:c="6"/>sessions. When the host saves his session status, he calls</text:p>
      <text:p text:style-name="Standard"><text:s text:c="6"/>the midi plugin function:</text:p>
      <text:p text:style-name="Standard"/>
      <text:p text:style-name="Standard">\starttyping</text:p>
      <text:p text:style-name="Standard"><text:s text:c="3"/>virtual void getInitData(int* len, const unsigned char**p) const;</text:p>
      <text:p text:style-name="Standard">\stoptyping</text:p>
      <text:p text:style-name="Standard"/>
      <text:p text:style-name="Standard"><text:s text:c="6"/>You can overload this function to return a pointer to your</text:p>
      <text:p text:style-name="Standard"><text:s text:c="6"/>session data and the len of the data block.</text:p>
      <text:p text:style-name="Standard"/>
      <text:p text:style-name="Standard"><text:s text:c="6"/>When the session is restored, the host calls</text:p>
      <text:p text:style-name="Standard"/>
      <text:p text:style-name="Standard">\starttyping</text:p>
      <text:p text:style-name="Standard"><text:s text:c="3"/>virtual void setInitData(int len, const unsigned char* p);</text:p>
      <text:p text:style-name="Standard">\stoptyping</text:p>
      <text:p text:style-name="Standard"/>
      <text:p text:style-name="Standard"><text:s text:c="6"/>which you can use to restore the last plugin state.</text:p>
      <text:p text:style-name="Standard">%</text:p>
      <text:p text:style-name="Standard"><text:soft-page-break/>%-----------------------------------</text:p>
      <text:p text:style-name="Standard">% <text:s text:c="3"/>Host Access Functions</text:p>
      <text:p text:style-name="Standard">%-----------------------------------</text:p>
      <text:p text:style-name="Standard">%</text:p>
      <text:p text:style-name="Standard"/>
      <text:p text:style-name="Standard">\subsection{Host Access Functions}</text:p>
      <text:p text:style-name="Standard"/>
      <text:p text:style-name="Standard"><text:s text:c="6"/>The plugin host supplies some functions which are</text:p>
      <text:p text:style-name="Standard"><text:s text:c="6"/>accessible through the \type{MempiHost*} in the</text:p>
      <text:p text:style-name="Standard"><text:s text:c="6"/>\type{Mempi} interface.</text:p>
      <text:p text:style-name="Standard"/>
      <text:p text:style-name="Standard"><text:s text:c="6"/>The host supplies the following functions:</text:p>
      <text:p text:style-name="Standard"/>
      <text:p text:style-name="Standard">\starttyping</text:p>
      <text:p text:style-name="Standard"><text:s text:c="6"/>int division() const;</text:p>
      <text:p text:style-name="Standard">\stoptyping</text:p>
      <text:p text:style-name="Standard"><text:s text:c="6"/>\index{division()}</text:p>
      <text:p text:style-name="Standard"><text:s text:c="6"/>returns the midi \type{division} value which gives <text:s/>the number</text:p>
      <text:p text:style-name="Standard"><text:s text:c="6"/>of midi ticks per midi beat, typically 384.</text:p>
      <text:p text:style-name="Standard"/>
      <text:p text:style-name="Standard">\starttyping</text:p>
      <text:p text:style-name="Standard"><text:s text:c="6"/>int tempo(unsigned tick) const;</text:p>
      <text:p text:style-name="Standard">\stoptyping</text:p>
      <text:p text:style-name="Standard"><text:s text:c="6"/>\index{tempo()}</text:p>
      <text:p text:style-name="Standard"><text:s text:c="6"/>returns the midi tempo value.</text:p>
      <text:p text:style-name="Standard"/>
      <text:p text:style-name="Standard">\starttyping</text:p>
      <text:p text:style-name="Standard"><text:s text:c="6"/>unsigned tick2frame(unsigned tick) const;</text:p>
      <text:p text:style-name="Standard">\stoptyping</text:p>
      <text:p text:style-name="Standard"><text:s text:c="6"/>\index{tick2frame()}</text:p>
      <text:p text:style-name="Standard"><text:s text:c="6"/>This function converts a transport position given in midi ticks</text:p>
      <text:p text:style-name="Standard"><text:s text:c="6"/>to a audio frame position.</text:p>
      <text:p text:style-name="Standard"/>
      <text:p text:style-name="Standard">\starttyping</text:p>
      <text:p text:style-name="Standard"><text:s text:c="6"/>unsigned frame2tick(unsigned frame) const;</text:p>
      <text:p text:style-name="Standard">\stoptyping</text:p>
      <text:p text:style-name="Standard"><text:s text:c="6"/>\index{frame2tick()}</text:p>
      <text:p text:style-name="Standard"><text:s text:c="6"/>This function converts a transport position given in audio frames</text:p>
      <text:p text:style-name="Standard"><text:s text:c="6"/>to midi ticks.</text:p>
      <text:p text:style-name="Standard"/>
      <text:p text:style-name="Standard">\starttyping</text:p>
      <text:p text:style-name="Standard"><text:s text:c="6"/>void bar(int tick, int* bar, int* beat, unsigned* rest) const;</text:p>
      <text:p text:style-name="Standard">\stoptyping</text:p>
      <text:p text:style-name="Standard"><text:s text:c="6"/>\index{bar()}</text:p>
      <text:p text:style-name="Standard"><text:s text:c="6"/>This function return bar/beat and a tick rest for a given</text:p>
      <text:p text:style-name="Standard"><text:s text:c="6"/>tick position.</text:p>
      <text:p text:style-name="Standard"/>
      <text:p text:style-name="Standard">\starttyping</text:p>
      <text:p text:style-name="Standard"><text:s text:c="6"/>unsigned bar2tick(int bar, int beat, int tick) const;</text:p>
      <text:p text:style-name="Standard">\stoptyping</text:p>
      <text:p text:style-name="Standard"><text:s text:c="6"/>This is the opposite to the \type{bar} function. It converts</text:p>
      <text:p text:style-name="Standard"><text:s text:c="6"/>a time position given in bar/beat/tick into a midi tick value.</text:p>
      <text:p text:style-name="Standard"><text:soft-page-break/></text:p>
      <text:p text:style-name="Standard">%</text:p>
      <text:p text:style-name="Standard">%-----------------------------------</text:p>
      <text:p text:style-name="Standard">% <text:s text:c="3"/>Midi Synthesizer</text:p>
      <text:p text:style-name="Standard">%-----------------------------------</text:p>
      <text:p text:style-name="Standard">%</text:p>
      <text:p text:style-name="Standard">\subsection{Midi Synthesizer}</text:p>
      <text:p text:style-name="Standard"><text:s text:c="6"/>As an example for a midi synthesizer plugin we use a midi</text:p>
      <text:p text:style-name="Standard"><text:s text:c="6"/>metronome.</text:p>
      <text:p text:style-name="Standard"/>
      <text:p text:style-name="Standard"><text:s text:c="6"/>Lets start with the class definition:</text:p>
      <text:p text:style-name="Standard"/>
      <text:p text:style-name="Standard"/>
      <text:p text:style-name="Preformatted_20_Text">#include "../libmidiplugin/mempi.h"</text:p>
      <text:p text:style-name="Preformatted_20_Text"/>
      <text:p text:style-name="Preformatted_20_Text">//---------------------------------------------------------</text:p>
      <text:p text:style-name="Preformatted_20_Text">// <text:s text:c="2"/>metronom - simple midi metronom</text:p>
      <text:p text:style-name="Preformatted_20_Text">//---------------------------------------------------------</text:p>
      <text:p text:style-name="Preformatted_20_Text"/>
      <text:p text:style-name="Preformatted_20_Text">class Metronom : public Mempi {</text:p>
      <text:p text:style-name="Preformatted_20_Text"/>
      <text:p text:style-name="Preformatted_20_Text"><text:s text:c="3"/>protected:</text:p>
      <text:p text:style-name="Preformatted_20_Text"><text:s text:c="6"/>struct InitData {</text:p>
      <text:p text:style-name="Preformatted_20_Text"><text:s text:c="12"/>char measureNote;</text:p>
      <text:p text:style-name="Preformatted_20_Text"><text:s text:c="12"/>char measureVelo;</text:p>
      <text:p text:style-name="Preformatted_20_Text"><text:s text:c="12"/>char beatNote;</text:p>
      <text:p text:style-name="Preformatted_20_Text"><text:s text:c="12"/>char beatVelo;</text:p>
      <text:p text:style-name="Preformatted_20_Text"><text:s text:c="12"/>} data;</text:p>
      <text:p text:style-name="Preformatted_20_Text"><text:s text:c="6"/>MetronomGui* gui;</text:p>
      <text:p text:style-name="Preformatted_20_Text"><text:s text:c="6"/>friend class MetronomGui;</text:p>
      <text:p text:style-name="Preformatted_20_Text"/>
      <text:p text:style-name="Preformatted_20_Text"><text:s text:c="6"/>unsigned int nextTick;</text:p>
      <text:p text:style-name="Preformatted_20_Text"><text:s text:c="6"/>unsigned int lastTo;</text:p>
      <text:p text:style-name="Preformatted_20_Text"/>
      <text:p text:style-name="Preformatted_20_Text"><text:s text:c="6"/>virtual void process(unsigned, unsigned, MPEventList*,</text:p>
      <text:p text:style-name="Preformatted_20_Text"><text:s text:c="9"/>MPEventList*);</text:p>
      <text:p text:style-name="Preformatted_20_Text"/>
      <text:p text:style-name="Preformatted_20_Text"><text:s text:c="3"/>public:</text:p>
      <text:p text:style-name="Preformatted_20_Text"><text:s text:c="6"/>Metronom(const char* name, const MempiHost*);</text:p>
      <text:p text:style-name="Preformatted_20_Text"><text:s text:c="6"/>~Metronom();</text:p>
      <text:p text:style-name="Preformatted_20_Text"><text:s text:c="6"/>virtual bool init();</text:p>
      <text:p text:style-name="Preformatted_20_Text"/>
      <text:p text:style-name="Preformatted_20_Text"><text:s text:c="6"/>virtual bool hasGui() const <text:s text:c="5"/>{ return true; <text:s text:c="12"/>}</text:p>
      <text:p text:style-name="Preformatted_20_Text"><text:s text:c="6"/>virtual bool guiVisible() const <text:s/>{ return gui-&gt;isVisible(); }</text:p>
      <text:p text:style-name="Preformatted_20_Text"><text:s text:c="6"/>virtual void showGui(bool val) <text:s text:c="2"/>{ gui-&gt;setShown(val); <text:s text:c="5"/>}</text:p>
      <text:p text:style-name="Preformatted_20_Text"><text:s text:c="6"/>virtual void getGeometry(int* x, int* y, int* w, int* h) const;</text:p>
      <text:p text:style-name="Preformatted_20_Text"><text:s text:c="6"/>virtual void setGeometry(int, int, int, int);</text:p>
      <text:p text:style-name="Preformatted_20_Text"/>
      <text:p text:style-name="Preformatted_20_Text"><text:s text:c="6"/>virtual void getInitData(int*, const unsigned char**) const;</text:p>
      <text:p text:style-name="Preformatted_20_Text"><text:s text:c="6"/>virtual void setInitData(int, const unsigned char*);</text:p>
      <text:p text:style-name="Preformatted_20_Text"><text:s text:c="6"/>};</text:p>
      <text:p text:style-name="Standard"/>
      <text:h text:style-name="Heading_20_1" text:outline-level="1">The M.E.S.S (MusE Experimental Software Synthesizer) API</text:h>
      <text:p text:style-name="Standard"/>
      <text:p text:style-name="Standard">M.E.S.S.\index{M.E.S.S.} stands for MusE Experimental Soft Synth and is an API/interface (like DSSI) to enable programmers to easily create their own softsynths.</text:p>
      <text:p text:style-name="Standard"/>
      <text:p text:style-name="Standard"><text:soft-page-break/>The interface for a M.E.S.S.-synth consists of two classes, the Mess and MessGui. In short, the framework provides the Mess (the synth) midi data (notes, controllers and sysexes) and methods that handle the IPC between the gui and the synth, so the programmer can focus on DSP-issues instead.</text:p>
      <text:p text:style-name="Standard"/>
      <text:p text:style-name="Standard">The interface for the synth is specified in the mess.h file in the libsynti directory. The interface for the MessGui is specified in the gui.h file.</text:p>
      <text:p text:style-name="Standard"/>
      <text:p text:style-name="Preformatted_20_Text">//---------------------------------------------------------</text:p>
      <text:p text:style-name="Preformatted_20_Text">// <text:s/>Mess</text:p>
      <text:p text:style-name="Preformatted_20_Text">// <text:s text:c="3"/>MusE experimental software synth</text:p>
      <text:p text:style-name="Preformatted_20_Text">// <text:s text:c="3"/>Instance virtual interface class</text:p>
      <text:p text:style-name="Preformatted_20_Text">//---------------------------------------------------------</text:p>
      <text:p text:style-name="Preformatted_20_Text"/>
      <text:p text:style-name="Preformatted_20_Text">class Mess {</text:p>
      <text:p text:style-name="Preformatted_20_Text"><text:s text:c="6"/>MessP* d;</text:p>
      <text:p text:style-name="Preformatted_20_Text"/>
      <text:p text:style-name="Preformatted_20_Text"><text:s text:c="6"/>int _sampleRate;</text:p>
      <text:p text:style-name="Preformatted_20_Text"><text:s text:c="6"/>int _channels; <text:s text:c="15"/>// 1 - mono, <text:s/>2 - stereo</text:p>
      <text:p text:style-name="Preformatted_20_Text"/>
      <text:p text:style-name="Preformatted_20_Text"><text:s text:c="3"/>public:</text:p>
      <text:p text:style-name="Preformatted_20_Text"><text:s text:c="6"/>Mess(int channels);</text:p>
      <text:p text:style-name="Preformatted_20_Text"><text:s text:c="6"/>virtual ~Mess();</text:p>
      <text:p text:style-name="Preformatted_20_Text"/>
      <text:p text:style-name="Preformatted_20_Text"><text:s text:c="6"/>int channels() const <text:s text:c="6"/>{ return _channels; <text:s text:c="2"/>}</text:p>
      <text:p text:style-name="Preformatted_20_Text"><text:s text:c="6"/>int sampleRate() const <text:s text:c="4"/>{ return _sampleRate; }</text:p>
      <text:p text:style-name="Preformatted_20_Text"><text:s text:c="6"/>void setSampleRate(int r) <text:s/>{ _sampleRate = r; <text:s text:c="3"/>}</text:p>
      <text:p text:style-name="Preformatted_20_Text"/>
      <text:p text:style-name="Preformatted_20_Text"><text:s text:c="6"/>virtual void process(float** data, int offset, int len) = 0;</text:p>
      <text:p text:style-name="Preformatted_20_Text"/>
      <text:p text:style-name="Preformatted_20_Text"><text:s text:c="6"/>// the synti has to (re-)implement processEvent() or provide</text:p>
      <text:p text:style-name="Preformatted_20_Text"><text:s text:c="6"/>// some of the next three functions:</text:p>
      <text:p text:style-name="Preformatted_20_Text"/>
      <text:p text:style-name="Preformatted_20_Text"><text:s text:c="6"/>virtual bool processEvent(const MidiEvent&amp;);</text:p>
      <text:p text:style-name="Preformatted_20_Text"><text:s text:c="6"/>virtual bool setController(int, int, int) { return false; }</text:p>
      <text:p text:style-name="Preformatted_20_Text"><text:s text:c="6"/>virtual bool playNote(int, int, int) { return false; }</text:p>
      <text:p text:style-name="Preformatted_20_Text"><text:s text:c="6"/>virtual bool sysex(int, const unsigned char*) { return false; }</text:p>
      <text:p text:style-name="Preformatted_20_Text"/>
      <text:p text:style-name="Preformatted_20_Text"><text:s text:c="6"/>virtual void getInitData(int*, const unsigned char**) const {}</text:p>
      <text:p text:style-name="Preformatted_20_Text"><text:s text:c="6"/>virtual int getControllerInfo(int, const char**, int*, int*, int*) </text:p>
      <text:p text:style-name="Preformatted_20_Text"><text:s text:c="9"/>const { return 0; }</text:p>
      <text:p text:style-name="Preformatted_20_Text"><text:s text:c="6"/>virtual const char* getPatchName(int, int, int) </text:p>
      <text:p text:style-name="Preformatted_20_Text"><text:s text:c="9"/>const { return "?"; }</text:p>
      <text:p text:style-name="Preformatted_20_Text"><text:s text:c="6"/>virtual const MidiPatch* getPatchInfo(int, const MidiPatch*) </text:p>
      <text:p text:style-name="Preformatted_20_Text"><text:s text:c="9"/>const { return 0; }</text:p>
      <text:p text:style-name="Preformatted_20_Text"/>
      <text:p text:style-name="Preformatted_20_Text"><text:s text:c="6"/>// synthesizer -&gt; host communication</text:p>
      <text:p text:style-name="Preformatted_20_Text"><text:s text:c="6"/>void sendEvent(MidiEvent); <text:s/>// called from synti</text:p>
      <text:p text:style-name="Preformatted_20_Text"><text:s text:c="6"/>MidiEvent receiveEvent(); <text:s text:c="2"/>// called from host</text:p>
      <text:p text:style-name="Preformatted_20_Text"><text:s text:c="6"/>int eventsPending() const;</text:p>
      <text:p text:style-name="Preformatted_20_Text"/>
      <text:p text:style-name="Preformatted_20_Text"><text:s text:c="6"/>// GUI interface routines</text:p>
      <text:p text:style-name="Preformatted_20_Text"><text:s text:c="6"/>virtual bool hasGui() const { return false; }</text:p>
      <text:p text:style-name="Preformatted_20_Text"><text:s text:c="6"/>virtual bool guiVisible() const { return false; }</text:p>
      <text:p text:style-name="Preformatted_20_Text"><text:s text:c="6"/>virtual void showGui(bool) {}</text:p>
      <text:p text:style-name="Preformatted_20_Text"><text:s text:c="6"/>virtual void getGeometry(int* x, int* y, int* w, int* h) const;</text:p>
      <text:p text:style-name="Preformatted_20_Text"><text:s text:c="6"/>virtual void setGeometry(int, int, int, int) {}</text:p>
      <text:p text:style-name="Preformatted_20_Text"><text:s text:c="6"/>};</text:p>
      <text:p text:style-name="Standard"/>
      <text:p text:style-name="Standard"/>
      <text:p text:style-name="Standard"><text:soft-page-break/>\section{Overview of virtual member functions}</text:p>
      <text:p text:style-name="Standard"><text:s text:c="6"/>This is a short description of the virtual functions in the Mess-class:</text:p>
      <text:p text:style-name="Standard"/>
      <text:p text:style-name="Standard">\subsection{process}</text:p>
      <text:p text:style-name="Standard">\starttyping</text:p>
      <text:p text:style-name="Standard">virtual void process(float** data, int offset, int len) = 0;</text:p>
      <text:p text:style-name="Standard">\stoptyping</text:p>
      <text:p text:style-name="Standard"><text:s text:c="6"/>This is where the audio processing takes place. The Mess is called with a float array, and</text:p>
      <text:p text:style-name="Standard"><text:s text:c="6"/>it's up to the programmer to fill it with data beginning at data[offset] to data[offset+len].</text:p>
      <text:p text:style-name="Standard"/>
      <text:p text:style-name="Standard">\subsection{processEvent}</text:p>
      <text:p text:style-name="Standard"><text:s text:c="6"/>There are two ways to go when it comes to how midi data is fed into the Mess. You can either</text:p>
      <text:p text:style-name="Standard"><text:s text:c="6"/>implement processEvent and manage the different event types (controllers, sysexes and notes)</text:p>
      <text:p text:style-name="Standard"><text:s text:c="6"/>or implement one or more of the setController, playNote and sysex functions.</text:p>
      <text:p text:style-name="Standard"/>
      <text:p text:style-name="Standard"/>
      <text:p text:style-name="Standard"><text:s text:c="6"/>Note that overriding processEvent results in setController, playNote and sysex</text:p>
      <text:p text:style-name="Standard"><text:s text:c="6"/>not being called!</text:p>
      <text:p text:style-name="Standard"/>
      <text:p text:style-name="Standard">\subsection{setController, playNote, sysex}</text:p>
      <text:p text:style-name="Standard"><text:s text:c="6"/>The setController, playNote and sysex functions should return false if the event was</text:p>
      <text:p text:style-name="Standard"><text:s text:c="6"/>processed, true if the synth was busy.</text:p>
      <text:p text:style-name="Standard"/>
      <text:p text:style-name="Standard">\starttyping</text:p>
      <text:p text:style-name="Standard">virtual bool setController(int channel, int ctrlNo, int value)</text:p>
      <text:p text:style-name="Standard">virtual bool playNote(int channel, int pitch, int velo)</text:p>
      <text:p text:style-name="Standard">virtual bool sysex(int length, const unsigned char* data)</text:p>
      <text:p text:style-name="Standard">\stoptyping</text:p>
      <text:p text:style-name="Standard"/>
      <text:p text:style-name="Standard">\subsection{getInitData}</text:p>
      <text:p text:style-name="Standard"><text:s text:c="6"/>MusE provides an interface for storing the state of the synth in the project file.</text:p>
      <text:p text:style-name="Standard"><text:s text:c="6"/>getInitData is called when the project is saved, and provides a pointer to a data</text:p>
      <text:p text:style-name="Standard"><text:s text:c="6"/>block where you store the data which will recreate the synths current state when</text:p>
      <text:p text:style-name="Standard"><text:s text:c="6"/>the project is reopened.</text:p>
      <text:p text:style-name="Standard">\starttyping</text:p>
      <text:p text:style-name="Standard">virtual void getInitData(int* nrofchars, const unsigned char** data) </text:p>
      <text:p text:style-name="Standard"><text:s text:c="3"/>const {}</text:p>
      <text:p text:style-name="Standard">\stoptyping</text:p>
      <text:p text:style-name="Standard"/>
      <text:p text:style-name="Standard">\subsection{getControllerInfo}</text:p>
      <text:p text:style-name="Standard"><text:s text:c="6"/>getControllerInfo is called when the Mess is instantiated, and this is where</text:p>
      <text:p text:style-name="Standard"><text:s text:c="6"/>you tell MusE which controllers the Mess supports. The function is called</text:p>
      <text:p text:style-name="Standard"><text:s text:c="6"/>repeteadly: just fill in the values for the controller and return the index</text:p>
      <text:p text:style-name="Standard"><text:s text:c="6"/>you want to be sent next time. Return 0 when you've given MusE information about</text:p>
      <text:p text:style-name="Standard"><text:s text:c="6"/>all controllers your Mess supports.</text:p>
      <text:p text:style-name="Standard"/>
      <text:p text:style-name="Standard"><text:s text:c="6"/>As you can see, the necessary parameters are an index (used internally), a name</text:p>
      <text:p text:style-name="Standard"><text:s text:c="6"/>for the controller, an int describing the actual controller number (f.ex. 91 for</text:p>
      <text:p text:style-name="Standard"><text:s text:c="6"/>reverb), and finally min and max values for the controller.</text:p>
      <text:p text:style-name="Standard"/>
      <text:p text:style-name="Standard">\starttyping</text:p>
      <text:p text:style-name="Standard">virtual int getControllerInfo(int index,</text:p>
      <text:p text:style-name="Standard"><text:soft-page-break/><text:s text:c="30"/>const char** name,</text:p>
      <text:p text:style-name="Standard"><text:s text:c="30"/>int* controller,</text:p>
      <text:p text:style-name="Standard"><text:s text:c="30"/>int* min,</text:p>
      <text:p text:style-name="Standard"><text:s text:c="30"/>int* max) const</text:p>
      <text:p text:style-name="Standard">\stoptyping</text:p>
      <text:p text:style-name="Standard"/>
      <text:p text:style-name="Standard">\subsection{hasGui}</text:p>
      <text:p text:style-name="Standard"><text:s text:c="6"/>hasGui is called when the Mess is instantiated, and tells MusE if the synth has</text:p>
      <text:p text:style-name="Standard"><text:s text:c="6"/>a gui or not.</text:p>
      <text:p text:style-name="Standard">\starttyping</text:p>
      <text:p text:style-name="Standard">virtual bool hasGui() const;</text:p>
      <text:p text:style-name="Standard">\stoptyping</text:p>
      <text:p text:style-name="Standard"/>
      <text:p text:style-name="Standard">\subsection{showGui}</text:p>
      <text:p text:style-name="Standard">showGui is called from MusE when the gui is supposed to be visible</text:p>
      <text:p text:style-name="Standard">\starttyping</text:p>
      <text:p text:style-name="Standard">virtual void showGui(bool show);</text:p>
      <text:p text:style-name="Standard">\stoptyping</text:p>
      <text:p text:style-name="Standard"/>
      <text:p text:style-name="Standard">\subsection{getPatchName, getPatchInfo}</text:p>
      <text:p text:style-name="Standard"><text:s text:c="6"/>getPatchName and getPatchInfo are used to give MusE information about patches,</text:p>
      <text:p text:style-name="Standard"><text:s text:c="6"/>which can be selected in the track inspector.</text:p>
      <text:p text:style-name="Standard"/>
      <text:p text:style-name="Standard"><text:s text:c="6"/>The getPatchName function specifies three parameters to be passed: channel,</text:p>
      <text:p text:style-name="Standard"><text:s text:c="6"/>program, and a third that is unused. It is the responsibility for the synth</text:p>
      <text:p text:style-name="Standard"><text:s text:c="6"/>to return the patchname for the particular channel and a program.</text:p>
      <text:p text:style-name="Standard"/>
      <text:p text:style-name="Standard">\starttyping</text:p>
      <text:p text:style-name="Standard">virtual const char* SimpleSynth::getPatchName(int channel, int program, </text:p>
      <text:p text:style-name="Standard"><text:s text:c="46"/>int unused) const</text:p>
      <text:p text:style-name="Standard">\stoptyping</text:p>
      <text:p text:style-name="Standard"/>
      <text:p text:style-name="Standard"><text:s text:c="6"/>getPatchInfo is called repeatedly until the synth returns 0. The synth must</text:p>
      <text:p text:style-name="Standard"><text:s text:c="6"/>send information back in a MidiPatch struct. The MidiPatch parameter sent</text:p>
      <text:p text:style-name="Standard"><text:s text:c="6"/>contains information on the last MidiPatch that was sent from the synth</text:p>
      <text:p text:style-name="Standard"><text:s text:c="6"/>(a null pointer on first call).</text:p>
      <text:p text:style-name="Standard"/>
      <text:p text:style-name="Standard">\starttyping</text:p>
      <text:p text:style-name="Standard">virtual const MidiPatch* getPatchInfo(int channel,</text:p>
      <text:p text:style-name="Standard"><text:s text:c="38"/>const MidiPatch* previouspatch)</text:p>
      <text:p text:style-name="Standard"><text:s text:c="38"/>const;</text:p>
      <text:p text:style-name="Standard"/>
      <text:p text:style-name="Standard">struct MidiPatch {</text:p>
      <text:p text:style-name="Standard"><text:s text:c="6"/>signed char type; <text:s text:c="2"/>// 1 - GM <text:s/>2 - GS <text:s/>4 - XG</text:p>
      <text:p text:style-name="Standard"><text:s text:c="6"/>signed char hbank, lbank, prog;</text:p>
      <text:p text:style-name="Standard"><text:s text:c="6"/>const char* name;</text:p>
      <text:p text:style-name="Standard"><text:s text:c="6"/>};</text:p>
      <text:p text:style-name="Standard">\stoptyping</text:p>
      <text:p text:style-name="Standard"/>
      <text:p text:style-name="Standard"/>
      <text:p text:style-name="Standard">\subsection{Descriptor}</text:p>
      <text:p text:style-name="Standard"><text:s text:c="6"/>Since the synths are built as shared libraries, you need to specify a descriptor</text:p>
      <text:p text:style-name="Standard"><text:soft-page-break/><text:s text:c="6"/>for your MESS. They look something like this: (example taken from SimpleSynth/SimpleDrums)</text:p>
      <text:p text:style-name="Standard"/>
      <text:p text:style-name="Standard"/>
      <text:p text:style-name="Preformatted_20_Text">static Mess* instantiate(int sr, const char* name)</text:p>
      <text:p text:style-name="Preformatted_20_Text"><text:s/>{</text:p>
      <text:p text:style-name="Preformatted_20_Text"><text:s text:c="2"/>printf("SimpleSynth sampleRate %d\n", sr);</text:p>
      <text:p text:style-name="Preformatted_20_Text"><text:s text:c="2"/>SimpleSynth* synth = new SimpleSynth(sr);</text:p>
      <text:p text:style-name="Preformatted_20_Text"><text:s text:c="2"/>if (!synth-&gt;init(name)) {</text:p>
      <text:p text:style-name="Preformatted_20_Text"><text:s text:c="4"/>delete synth;</text:p>
      <text:p text:style-name="Preformatted_20_Text"><text:s text:c="4"/>synth = 0;</text:p>
      <text:p text:style-name="Preformatted_20_Text"><text:s text:c="4"/>}</text:p>
      <text:p text:style-name="Preformatted_20_Text"><text:s text:c="2"/>return synth;</text:p>
      <text:p text:style-name="Preformatted_20_Text"><text:s/>}</text:p>
      <text:p text:style-name="Preformatted_20_Text">extern "C"</text:p>
      <text:p text:style-name="Preformatted_20_Text"><text:s/>{</text:p>
      <text:p text:style-name="Preformatted_20_Text"><text:s text:c="2"/>static MESS descriptor = {</text:p>
      <text:p text:style-name="Preformatted_20_Text"><text:s text:c="4"/>"SimpleSynth",</text:p>
      <text:p text:style-name="Preformatted_20_Text"><text:s text:c="4"/>"Mathias Lundgren (lunar_shuttle@users.sf.net)",</text:p>
      <text:p text:style-name="Preformatted_20_Text"><text:s text:c="4"/>"0.1", //Version string</text:p>
      <text:p text:style-name="Preformatted_20_Text"><text:s text:c="4"/>MESS_MAJOR_VERSION, MESS_MINOR_VERSION,</text:p>
      <text:p text:style-name="Preformatted_20_Text"><text:s text:c="4"/>instantiate,</text:p>
      <text:p text:style-name="Preformatted_20_Text"><text:s text:c="2"/>};</text:p>
      <text:p text:style-name="Preformatted_20_Text"><text:s text:c="2"/>const MESS* mess_descriptor() { return &amp;descriptor; }</text:p>
      <text:p text:style-name="Preformatted_20_Text"><text:s/>}</text:p>
      <text:p text:style-name="Standard"/>
      <text:p text:style-name="Standard"/>
      <text:p text:style-name="Standard">\section{MessGui}</text:p>
      <text:p text:style-name="Standard"><text:s text:c="6"/>For the Gui, there's really only one method that is interesting, processEvent.</text:p>
      <text:p text:style-name="Standard"><text:s text:c="6"/>processEvent in the gui is called whenever the synth sends it a midiEvent, which</text:p>
      <text:p text:style-name="Standard"><text:s text:c="6"/>it does with send(MidiEvent ).</text:p>
      <text:p text:style-name="Standard"><text:s text:c="6"/>Since this is the only method of communicating the gui can send midimessages</text:p>
      <text:p text:style-name="Standard"><text:s text:c="6"/>to the synth via sendEvent, sendController and sendSysex calls.</text:p>
      <text:p text:style-name="Standard">\starttyping</text:p>
      <text:p text:style-name="Standard">virtual void processEvent(const MidiPlayEvent&amp;) {};</text:p>
      <text:p text:style-name="Standard">\stoptyping</text:p>
      <text:p text:style-name="Standard"/>
      <text:p text:style-name="Standard"/>
      <text:p text:style-name="Standard">\completeindex</text:p>
      <text:p text:style-name="Standard">\stop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8-07-05T11:10:38</meta:creation-date>
    <dc:date>2008-07-05T11:32:09</dc:date>
    <meta:editing-cycles>1</meta:editing-cycles>
    <meta:editing-duration>PT4M11S</meta:editing-duration>
    <meta:user-defined meta:name="Info 1"/>
    <meta:user-defined meta:name="Info 2"/>
    <meta:user-defined meta:name="Info 3"/>
    <meta:user-defined meta:name="Info 4"/>
    <meta:document-statistic meta:table-count="0" meta:image-count="0" meta:object-count="0" meta:page-count="13" meta:paragraph-count="536" meta:word-count="2723" meta:character-count="21568"/>
  </office:meta>
</office:document-meta>
</file>